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in" fo:line-height="100%"/>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paragraph-properties fo:margin-top="0.0694in" fo:margin-bottom="0.0694in" fo:line-height="100%"/>
      <style:text-properties fo:font-weight="bold" style:font-weight-asian="bold" style:font-weight-complex="bold" style:text-underline-type="single" style:text-underline-style="solid" style:text-underline-width="auto" style:text-underline-mode="continuous"/>
    </style:style>
    <style:style style:name="P3" style:parent-style-name="Überschrift2" style:family="paragraph">
      <style:text-properties style:font-name="Calibri" style:font-name-asian="Calibri" style:font-name-complex="Times New Roman" fo:font-weight="bold" style:font-weight-asian="bold" style:font-weight-complex="bold" style:use-window-font-color="true" fo:font-size="11pt" style:font-size-asian="11pt" style:font-size-complex="11pt"/>
    </style:style>
    <style:style style:name="P4"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T5" style:parent-style-name="Absatz-Standardschriftart" style:family="text">
      <style:text-properties style:font-name="Calibri" style:font-name-asian="Calibri" style:font-name-complex="Times New Roman" fo:font-weight="bold" style:font-weight-asian="bold" style:font-weight-complex="bold" style:use-window-font-color="true" fo:font-size="11pt" style:font-size-asian="11pt" style:font-size-complex="11pt"/>
    </style:style>
    <style:style style:name="P6" style:parent-style-name="Standard" style:family="paragraph">
      <style:paragraph-properties fo:margin-top="0.0694in" fo:margin-bottom="0.0694in" fo:line-height="100%"/>
    </style:style>
    <style:style style:name="P7" style:parent-style-name="Standard" style:family="paragraph">
      <style:paragraph-properties fo:margin-top="0.0694in" fo:margin-bottom="0.0694in" fo:line-height="100%"/>
    </style:style>
    <style:style style:name="P8" style:parent-style-name="Standard" style:family="paragraph">
      <style:paragraph-properties fo:margin-top="0.0694in" fo:margin-bottom="0.0694in" fo:line-height="100%"/>
    </style:style>
    <style:style style:name="P9" style:parent-style-name="Standard" style:family="paragraph">
      <style:paragraph-properties fo:margin-top="0.0694in" fo:margin-bottom="0.0694in" fo:line-height="100%"/>
    </style:style>
    <style:style style:name="P10" style:parent-style-name="Standard" style:family="paragraph">
      <style:paragraph-properties fo:margin-top="0.0694in" fo:margin-bottom="0.0694in" fo:line-height="100%"/>
    </style:style>
    <style:style style:name="P11" style:parent-style-name="Überschrift2" style:family="paragraph">
      <style:text-properties style:font-name="Calibri" style:font-name-asian="Calibri" style:font-name-complex="Times New Roman" fo:font-weight="bold" style:font-weight-asian="bold" style:font-weight-complex="bold" style:use-window-font-color="true" fo:font-size="11pt" style:font-size-asian="11pt" style:font-size-complex="11pt"/>
    </style:style>
    <style:style style:name="P12" style:parent-style-name="Überschrift2" style:family="paragraph">
      <style:text-properties style:font-name="Calibri" style:font-name-asian="Calibri" style:font-name-complex="Times New Roman" fo:font-weight="bold" style:font-weight-asian="bold" style:font-weight-complex="bold" style:use-window-font-color="true" fo:font-size="11pt" style:font-size-asian="11pt" style:font-size-complex="11pt"/>
    </style:style>
    <style:style style:name="P13" style:parent-style-name="Standard" style:family="paragraph">
      <style:paragraph-properties fo:margin-top="0.0694in" fo:margin-bottom="0.0694in" fo:line-height="100%"/>
    </style:style>
    <style:style style:name="T14" style:parent-style-name="Absatz-Standardschriftart" style:family="text">
      <style:text-properties fo:color="#00B050"/>
    </style:style>
    <style:style style:name="T15" style:parent-style-name="Absatz-Standardschriftart" style:family="text">
      <style:text-properties fo:color="#00B050"/>
    </style:style>
    <style:style style:name="T16" style:parent-style-name="Absatz-Standardschriftart" style:family="text">
      <style:text-properties fo:color="#00B050"/>
    </style:style>
    <style:style style:name="P17" style:parent-style-name="Standard" style:family="paragraph">
      <style:paragraph-properties fo:margin-top="0.0694in" fo:margin-bottom="0.0694in" fo:line-height="100%"/>
    </style:style>
    <style:style style:name="T18" style:parent-style-name="Absatz-Standardschriftart" style:family="text">
      <style:text-properties fo:color="#00B050"/>
    </style:style>
    <style:style style:name="T19" style:parent-style-name="Absatz-Standardschriftart" style:family="text">
      <style:text-properties fo:color="#00B050"/>
    </style:style>
    <style:style style:name="P20" style:parent-style-name="Standard" style:family="paragraph">
      <style:paragraph-properties fo:margin-top="0.0694in" fo:margin-bottom="0.0694in" fo:line-height="100%"/>
    </style:style>
    <style:style style:name="T21" style:parent-style-name="Absatz-Standardschriftart" style:family="text">
      <style:text-properties fo:color="#00B050"/>
    </style:style>
    <style:style style:name="P22" style:parent-style-name="Standard" style:family="paragraph">
      <style:paragraph-properties fo:margin-top="0.0694in" fo:margin-bottom="0.0694in" fo:line-height="100%"/>
    </style:style>
    <style:style style:name="T23" style:parent-style-name="Absatz-Standardschriftart" style:family="text">
      <style:text-properties fo:color="#00B050"/>
    </style:style>
    <style:style style:name="T24" style:parent-style-name="Absatz-Standardschriftart" style:family="text">
      <style:text-properties fo:color="#00B050"/>
    </style:style>
    <style:style style:name="P25" style:parent-style-name="Standard" style:family="paragraph">
      <style:paragraph-properties fo:margin-top="0.0694in" fo:margin-bottom="0.0694in" fo:line-height="100%"/>
    </style:style>
    <style:style style:name="T26" style:parent-style-name="Absatz-Standardschriftart" style:family="text">
      <style:text-properties fo:color="#00B050"/>
    </style:style>
    <style:style style:name="T27" style:parent-style-name="Absatz-Standardschriftart" style:family="text">
      <style:text-properties fo:color="#00B050"/>
    </style:style>
    <style:style style:name="P28" style:parent-style-name="Überschrift2" style:family="paragraph">
      <style:text-properties style:font-name="Calibri" style:font-name-asian="Calibri" style:font-name-complex="Times New Roman" fo:font-weight="bold" style:font-weight-asian="bold" style:font-weight-complex="bold" style:use-window-font-color="true" fo:font-size="11pt" style:font-size-asian="11pt" style:font-size-complex="11pt"/>
    </style:style>
    <style:style style:name="P29" style:parent-style-name="Standard" style:family="paragraph">
      <style:paragraph-properties fo:margin-top="0.0694in" fo:margin-bottom="0.0694in" fo:line-height="100%"/>
    </style:style>
    <style:style style:name="P30" style:parent-style-name="Standard" style:family="paragraph">
      <style:paragraph-properties fo:margin-top="0.0694in" fo:margin-bottom="0.0694in" fo:line-height="100%"/>
    </style:style>
    <style:style style:name="P31" style:parent-style-name="Überschrift2" style:family="paragraph">
      <style:text-properties style:font-name="Calibri" style:font-name-asian="Calibri" style:font-name-complex="Times New Roman" fo:font-weight="bold" style:font-weight-asian="bold" style:font-weight-complex="bold" style:use-window-font-color="true" fo:font-size="11pt" style:font-size-asian="11pt" style:font-size-complex="11pt"/>
    </style:style>
    <style:style style:name="P32" style:parent-style-name="Standard" style:family="paragraph">
      <style:paragraph-properties fo:margin-top="0.0694in" fo:margin-bottom="0.0694in" fo:line-height="100%"/>
    </style:style>
    <style:style style:name="P33" style:parent-style-name="Standard" style:family="paragraph">
      <style:paragraph-properties fo:margin-top="0.0694in" fo:margin-bottom="0.0694in" fo:line-height="100%"/>
    </style:style>
    <style:style style:name="P34" style:parent-style-name="Standard" style:family="paragraph">
      <style:paragraph-properties fo:margin-top="0.0694in" fo:margin-bottom="0.0694in" fo:line-height="100%"/>
    </style:style>
    <style:style style:name="P35" style:parent-style-name="Standard" style:family="paragraph">
      <style:paragraph-properties fo:margin-top="0.0694in" fo:margin-bottom="0.0694in" fo:line-height="100%"/>
    </style:style>
    <style:style style:name="P36" style:parent-style-name="Überschrift2" style:family="paragraph">
      <style:text-properties style:font-name="Calibri" style:font-name-asian="Calibri" style:font-name-complex="Times New Roman" fo:font-weight="bold" style:font-weight-asian="bold" style:font-weight-complex="bold" style:use-window-font-color="true" fo:font-size="11pt" style:font-size-asian="11pt" style:font-size-complex="11pt"/>
    </style:style>
    <style:style style:name="P37"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38" style:parent-style-name="Standard" style:family="paragraph">
      <style:text-properties fo:font-weight="bold" style:font-weight-asian="bold" style:font-weight-complex="bold"/>
    </style:style>
    <style:style style:name="P39" style:parent-style-name="Listenabsatz" style:family="paragraph"/>
    <style:style style:name="P40" style:parent-style-name="Listenabsatz" style:family="paragraph"/>
    <style:style style:name="P41" style:parent-style-name="Listenabsatz" style:family="paragraph"/>
    <style:style style:name="P42" style:parent-style-name="Listenabsatz" style:family="paragraph"/>
    <style:style style:name="P43" style:parent-style-name="Listenabsatz" style:family="paragraph"/>
    <style:style style:name="P44" style:parent-style-name="Listenabsatz" style:family="paragraph"/>
    <style:style style:name="P45" style:parent-style-name="Listenabsatz" style:family="paragraph"/>
    <style:style style:name="P46" style:parent-style-name="Listenabsatz" style:family="paragraph"/>
    <style:style style:name="P47" style:parent-style-name="Listenabsatz" style:family="paragraph"/>
    <style:style style:name="P48" style:parent-style-name="Listenabsatz" style:family="paragraph"/>
    <style:style style:name="P49" style:parent-style-name="Listenabsatz" style:family="paragraph"/>
    <style:style style:name="P50" style:parent-style-name="Listenabsatz" style:family="paragraph"/>
    <style:style style:name="P51" style:parent-style-name="Listenabsatz" style:family="paragraph"/>
    <style:style style:name="P52" style:parent-style-name="Listenabsatz" style:family="paragraph"/>
    <style:style style:name="P53" style:parent-style-name="Listenabsatz" style:family="paragraph"/>
    <style:style style:name="P54" style:parent-style-name="Listenabsatz" style:family="paragraph"/>
    <style:style style:name="P55" style:parent-style-name="Listenabsatz" style:family="paragraph"/>
    <style:style style:name="P56" style:parent-style-name="Listenabsatz" style:family="paragraph"/>
    <style:style style:name="P57" style:parent-style-name="Listenabsatz" style:family="paragraph"/>
    <style:style style:name="P58" style:parent-style-name="Standard" style:family="paragraph">
      <style:text-properties fo:font-weight="bold" style:font-weight-asian="bold" style:font-weight-complex="bold"/>
    </style:style>
    <style:style style:name="P59"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60"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61"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62"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63"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64"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65"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66"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67"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68"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69"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70"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71"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72"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73"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74"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75"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76"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77"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78"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79"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80"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81"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82"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83"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84"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85"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86" style:parent-style-name="StandardWeb" style:family="paragraph">
      <style:text-properties style:font-name="Calibri" style:font-name-asian="Calibri" style:font-name-complex="Times New Roman" style:letter-kerning="true" fo:font-size="11pt" style:font-size-asian="11pt" style:font-size-complex="11pt" style:language-asian="en" style:country-asian="US"/>
    </style:style>
    <style:style style:name="P87" style:parent-style-name="StandardWeb" style:family="paragraph">
      <style:text-properties style:font-name="Calibri" style:font-name-asian="Calibri" style:font-name-complex="Times New Roman" fo:font-weight="bold" style:font-weight-asian="bold" style:font-weight-complex="bold" style:letter-kerning="true" fo:font-size="11pt" style:font-size-asian="11pt" style:font-size-complex="11pt" style:language-asian="en" style:country-asian="US"/>
    </style:style>
    <style:style style:name="P88" style:parent-style-name="StandardWeb" style:family="paragraph">
      <style:text-properties style:font-name="Calibri" style:font-name-asian="Calibri" style:font-name-complex="Times New Roman" fo:font-weight="bold" style:font-weight-asian="bold" style:font-weight-complex="bold" style:letter-kerning="true" fo:font-size="11pt" style:font-size-asian="11pt" style:font-size-complex="11pt" style:language-asian="en" style:country-asian="US"/>
    </style:style>
    <style:style style:name="P89" style:parent-style-name="Standard" style:family="paragraph">
      <style:paragraph-properties fo:margin-top="0.0694in" fo:margin-bottom="0.0694in" fo:line-height="100%"/>
    </style:style>
    <style:style style:name="T90"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P91" style:parent-style-name="Standard" style:family="paragraph">
      <style:paragraph-properties fo:margin-top="0.0694in" fo:margin-bottom="0.0694in" fo:line-height="100%"/>
    </style:style>
    <style:style style:name="T92"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T93" style:parent-style-name="Absatz-Standardschriftart" style:family="text">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94" style:parent-style-name="Standard" style:family="paragraph">
      <style:paragraph-properties fo:margin-top="0.0694in" fo:margin-bottom="0.0694in" fo:line-height="100%"/>
    </style:style>
    <style:style style:name="T95"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T96" style:parent-style-name="Absatz-Standardschriftart" style:family="text">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97" style:parent-style-name="Standard" style:family="paragraph">
      <style:paragraph-properties fo:margin-top="0.0694in" fo:margin-bottom="0.0694in" fo:line-height="100%"/>
    </style:style>
    <style:style style:name="T98"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T99" style:parent-style-name="Absatz-Standardschriftart" style:family="text">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00" style:parent-style-name="Standard" style:family="paragraph">
      <style:paragraph-properties fo:margin-top="0.0694in" fo:margin-bottom="0.0694in" fo:line-height="100%"/>
    </style:style>
    <style:style style:name="T101"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P102" style:parent-style-name="Standard" style:family="paragraph">
      <style:paragraph-properties fo:margin-top="0.0694in" fo:margin-bottom="0.0694in" fo:line-height="100%"/>
    </style:style>
    <style:style style:name="T103"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T104" style:parent-style-name="Absatz-Standardschriftart" style:family="text">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05" style:parent-style-name="Standard" style:family="paragraph">
      <style:paragraph-properties fo:margin-top="0.0694in" fo:margin-bottom="0.0694in" fo:line-height="100%"/>
    </style:style>
    <style:style style:name="T106"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T107" style:parent-style-name="Absatz-Standardschriftart" style:family="text">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08" style:parent-style-name="Standard" style:family="paragraph">
      <style:paragraph-properties fo:margin-top="0.0694in" fo:margin-bottom="0.0694in" fo:line-height="100%"/>
    </style:style>
    <style:style style:name="T109"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T110" style:parent-style-name="Absatz-Standardschriftart" style:family="text">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11" style:parent-style-name="Standard" style:family="paragraph">
      <style:paragraph-properties fo:margin-top="0.0694in" fo:margin-bottom="0.0694in" fo:line-height="100%"/>
    </style:style>
    <style:style style:name="T112"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T113" style:parent-style-name="Absatz-Standardschriftart" style:family="text">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14" style:parent-style-name="Standard" style:family="paragraph">
      <style:paragraph-properties fo:margin-top="0.0694in" fo:margin-bottom="0.0694in" fo:line-height="100%"/>
    </style:style>
    <style:style style:name="T115"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P116" style:parent-style-name="Standard" style:family="paragraph">
      <style:paragraph-properties fo:margin-top="0.0694in" fo:margin-bottom="0.0694in" fo:line-height="100%"/>
    </style:style>
    <style:style style:name="T117"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P118" style:parent-style-name="Standard" style:family="paragraph">
      <style:paragraph-properties fo:margin-top="0.0694in" fo:margin-bottom="0.0694in" fo:line-height="100%"/>
    </style:style>
    <style:style style:name="T119"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P120" style:parent-style-name="Standard"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21" style:parent-style-name="Standard"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22" style:parent-style-name="Standard"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23" style:parent-style-name="Standard" style:family="paragraph">
      <style:paragraph-properties fo:margin-top="0.0694in" fo:margin-bottom="0.0694in" fo:line-height="100%"/>
    </style:style>
    <style:style style:name="T124"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P125" style:parent-style-name="Standard" style:family="paragraph">
      <style:paragraph-properties fo:margin-top="0.0694in" fo:margin-bottom="0.0694in" fo:line-height="100%"/>
    </style:style>
    <style:style style:name="T126"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P127" style:parent-style-name="Standard"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28" style:parent-style-name="Standard"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29" style:parent-style-name="Standard" style:family="paragraph">
      <style:paragraph-properties fo:margin-top="0.0694in" fo:margin-bottom="0.0694in" fo:line-height="100%"/>
    </style:style>
    <style:style style:name="T130"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P131" style:parent-style-name="Standard" style:family="paragraph">
      <style:paragraph-properties fo:margin-top="0.0694in" fo:margin-bottom="0.0694in" fo:line-height="100%"/>
    </style:style>
    <style:style style:name="T132"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P133" style:parent-style-name="Standard"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34" style:parent-style-name="Standard" style:family="paragraph">
      <style:paragraph-properties fo:margin-top="0.0694in" fo:margin-bottom="0.0694in" fo:line-height="100%"/>
    </style:style>
    <style:style style:name="T135"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P136" style:parent-style-name="Standard" style:family="paragraph">
      <style:paragraph-properties fo:margin-top="0.0694in" fo:margin-bottom="0.0694in" fo:line-height="100%"/>
    </style:style>
    <style:style style:name="T137"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P138" style:parent-style-name="Standard"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39" style:parent-style-name="Standard"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40" style:parent-style-name="Standard"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41" style:parent-style-name="Standard" style:family="paragraph">
      <style:paragraph-properties fo:margin-top="0.0694in" fo:margin-bottom="0.0694in" fo:line-height="100%"/>
    </style:style>
    <style:style style:name="T142"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P143" style:parent-style-name="Standard"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44" style:parent-style-name="Standard"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45" style:parent-style-name="Standard" style:family="paragraph">
      <style:paragraph-properties fo:margin-top="0.0694in" fo:margin-bottom="0.0694in" fo:line-height="100%"/>
    </style:style>
    <style:style style:name="T146"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P147" style:parent-style-name="Standard" style:family="paragraph">
      <style:paragraph-properties fo:margin-top="0.0694in" fo:margin-bottom="0.0694in" fo:line-height="100%"/>
    </style:style>
    <style:style style:name="T148"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T149" style:parent-style-name="Absatz-Standardschriftart" style:family="text">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50" style:parent-style-name="Standard" style:family="paragraph">
      <style:paragraph-properties fo:margin-top="0.0694in" fo:margin-bottom="0.0694in" fo:line-height="100%"/>
    </style:style>
    <style:style style:name="T151"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T152" style:parent-style-name="Absatz-Standardschriftart" style:family="text">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53" style:parent-style-name="Standard" style:family="paragraph">
      <style:paragraph-properties fo:margin-top="0.0694in" fo:margin-bottom="0.0694in" fo:line-height="100%"/>
    </style:style>
    <style:style style:name="T154"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T155" style:parent-style-name="Absatz-Standardschriftart" style:family="text">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56" style:parent-style-name="Standard" style:family="paragraph">
      <style:paragraph-properties fo:margin-top="0.0694in" fo:margin-bottom="0.0694in" fo:line-height="100%"/>
    </style:style>
    <style:style style:name="T157"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T158" style:parent-style-name="Absatz-Standardschriftart" style:family="text">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59" style:parent-style-name="Standard" style:family="paragraph">
      <style:paragraph-properties fo:margin-top="0.0694in" fo:margin-bottom="0.0694in" fo:line-height="100%"/>
    </style:style>
    <style:style style:name="T160"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T161" style:parent-style-name="Absatz-Standardschriftart" style:family="text">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62" style:parent-style-name="Standard" style:family="paragraph">
      <style:paragraph-properties fo:margin-top="0.0694in" fo:margin-bottom="0.0694in" fo:line-height="100%"/>
    </style:style>
    <style:style style:name="T163"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e" style:country-asian="DE"/>
    </style:style>
    <style:style style:name="P164" style:parent-style-name="Standard"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65" style:parent-style-name="Standard"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66" style:parent-style-name="Standard"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style:style>
    <style:style style:name="P167" style:parent-style-name="Standard" style:family="paragraph">
      <style:text-properties fo:font-weight="bold" style:font-weight-asian="bold" style:font-weight-complex="bold"/>
    </style:style>
  </office:automatic-styles>
  <office:body>
    <office:text text:use-soft-page-breaks="true">
      <text:p text:style-name="P1">Stellenausschreibung ID11025</text:p>
      <text:h text:style-name="P2" text:outline-level="1">Softwareentwickler hybride Qualitätssicherung (C#, Java) (m/w/d)</text:h>
      <text:h text:style-name="P3" text:outline-level="2">Das ist das Arbeitsumfeld:</text:h>
      <text:p text:style-name="P4">Als Softwareentwickler:in für hybride Qualitätssicherung beraten Sie agile Entwicklungsteams zu hybriden Themenstellungen und tragen zur Professionalisierung der Qualitätssicherung bei DATEV bei.</text:p>
      <text:h text:style-name="Überschrift2" text:outline-level="2"><text:span text:style-name="T5">Das sind die Aufgaben:</text:span></text:h>
      <text:list text:style-name="LFO1" text:continue-numbering="true">
        <text:list-item>
          <text:p text:style-name="P6">Sie erstellen Grundkonzepte für Tests in hybriden Szenarien und beraten dazu Entwicklungsteams.</text:p>
        </text:list-item>
        <text:list-item>
          <text:p text:style-name="P7">Sie sind zentrale/r Ansprechpartner:in für die Aufnahme, Bewertung und Konsolidierung von Anforderungen zu hybriden Themenstellungen der QS-Infrastruktur.</text:p>
        </text:list-item>
        <text:list-item>
          <text:p text:style-name="P8">Sie beraten und befähigen agile Entwicklungsteams bei der Konzeptionierung, Implementierung und Professionalisierung von Qualitätssicherungsmaßnahmen.</text:p>
        </text:list-item>
        <text:list-item>
          <text:p text:style-name="P9">Sie beobachten den Markt nach Testmethoden und Werkzeugen und verifizieren diese für einen möglichen Einsatz bei DATEV.</text:p>
        </text:list-item>
        <text:list-item>
          <text:p text:style-name="P10">Sie fördern eine kontinuierliche Qualitätssicherung unter Beachtung des Shift-Left-Ansatzes.</text:p>
        </text:list-item>
      </text:list>
      <text:h text:style-name="P11" text:outline-level="2">Das suchen wir:</text:h>
      <text:h text:style-name="P12" text:outline-level="2">Erforderliche Skills:</text:h>
      <text:list text:style-name="LFO2" text:continue-numbering="true">
        <text:list-item>
          <text:p text:style-name="P13">Sie haben einen<text:s/><text:span text:style-name="T14">Hochschulabschluss<text:s/></text:span>im Bereich<text:s/><text:span text:style-name="T15">Informatik</text:span><text:s/>oder eine<text:s/><text:span text:style-name="T16">vergleichbare Qualifikation.</text:span></text:p>
        </text:list-item>
        <text:list-item>
          <text:p text:style-name="P17">Sie bringen neben Softwareentwicklungskenntnissen im<text:s/><text:span text:style-name="T18">OnPremise-Bereich (C# Kenntnisse)<text:s/></text:span>idealerweise auch Erfahrung in der Online-Softwareentwicklung<text:s/><text:span text:style-name="T19">(Java Kenntnisse)<text:s/></text:span>mit.</text:p>
        </text:list-item>
        <text:list-item>
          <text:p text:style-name="P20">Sie verfügen über gute konzeptionelle Fähigkeiten und kennen sich mit den<text:s/><text:span text:style-name="T21">gängigen QS-Methoden</text:span><text:s/>in der Softwareentwicklung aus.</text:p>
        </text:list-item>
        <text:list-item>
          <text:p text:style-name="P22">Sie sind<text:s/><text:span text:style-name="T23">kommunikationsstark</text:span><text:s/>und haben bereits Erfahrung in<text:s/><text:span text:style-name="T24">kollegialer Beratung<text:s/></text:span>gesammelt.</text:p>
        </text:list-item>
        <text:list-item>
          <text:p text:style-name="P25">Sie zeichnen sich durch<text:s/><text:span text:style-name="T26">Eigeninitiative, Nachhaltigkeit<text:s/></text:span>und einen ausgeprägten<text:s/><text:span text:style-name="T27">Forscherdrang</text:span><text:s/>aus.</text:p>
        </text:list-item>
      </text:list>
      <text:h text:style-name="P28" text:outline-level="2">Erlernbare Skills:</text:h>
      <text:list text:style-name="LFO3" text:continue-numbering="true">
        <text:list-item>
          <text:p text:style-name="P29">Sie erweitern Ihre guten Kenntnisse von On-Premise- und Online-Test-Methoden auf hybride Qualitätssicherung.</text:p>
        </text:list-item>
        <text:list-item>
          <text:p text:style-name="P30">Sie erlernen den Technologietransfer durch Shift-Left effizient zu unterstützen.</text:p>
        </text:list-item>
      </text:list>
      <text:h text:style-name="P31" text:outline-level="2">Das bieten wir:</text:h>
      <text:list text:style-name="LFO4" text:continue-numbering="true">
        <text:list-item>
          <text:p text:style-name="P32">"Homeoffice" im Sinne einer mobilen, ortsunabhängigen Arbeit innerhalb Deutschlands inkl. der dazugehörigen technischen Ausstattung</text:p>
        </text:list-item>
        <text:list-item>
          <text:p text:style-name="P33">Flexible Arbeitszeit inkl. der Möglichkeit zum Freizeitausgleich für eine gute Work-Life-Balance</text:p>
        </text:list-item>
        <text:list-item>
          <text:p text:style-name="P34">Großes Angebot an fachlichen und persönlichen Weiterbildungen innerhalb und außerhalb der Arbeitszeit sowie zahlreiche interne Communities zum Vernetzen und gegenseitigen Lernen</text:p>
        </text:list-item>
        <text:list-item>
          <text:p text:style-name="P35">Und vieles mehr…<text:s/></text:p>
        </text:list-item>
      </text:list>
      <text:soft-page-break/>
      <text:h text:style-name="P36" text:outline-level="2">Das sind wir:</text:h>
      <text:p text:style-name="P37">DATEV ist mehr als ein grünes Rechteck. Wir sind einer der größten Software- und IT-Dienstleister Europas mit Hauptsitz in Nürnberg. Mehr als 8.800 Mitarbeitende geben alles, um die Digitalisierung der Geschäftsprozesse unserer über 600.000 Kund:innen voranzutreiben. Diese vertrauen auf unsere PC- und Cloud-Lösungen sowie mobilen Apps und rechnen damit beispielsweise monatlich rund 14 Millionen Lohnabrechnungen ab. Als Genossenschaft fördern wir das Miteinander. „Fortschritt treiben. Zukunft gestalten. Gemeinsam Erfolg haben“ steht in unserer Zusammenarbeit stets im Vordergrund. Wir vereinen Beständigkeit mit Innovationskraft. Diversity, Equity und Inclusion sind für uns die essenzielle Grundlage, damit alle gleichberechtigt am Arbeitsleben teilhaben können. Dafür steht DATEV jeden Tag ein. #WirsindDATEV!</text:p>
      <text:p text:style-name="Standard">Wir freuen uns auf die Bewerbung über unser Karriereportal und auf ein Kennenlern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38">Lebenslauf 1</text:p>
      <text:p text:style-name="Standard">Profil:</text:p>
      <text:list text:style-name="LFO5" text:continue-numbering="true">
        <text:list-item>
          <text:p text:style-name="P39">Gesamt: 10+ Jahre Berufserfahrung in der Software-Entwicklung, insbesondere .Net (C#)</text:p>
        </text:list-item>
        <text:list-item>
          <text:p text:style-name="P40">8+ Jahre Berufserfahrung in Windows Forms und WPF-Anwendungen (C#)</text:p>
        </text:list-item>
        <text:list-item>
          <text:p text:style-name="P41">2+ Jahre Berufserfahrung in der Web-Entwicklung (Frontend: Angular, Ionic, HTML5, Aurelia, Java Script/TypeScript, CSS, Backend: C#)</text:p>
        </text:list-item>
        <text:list-item>
          <text:p text:style-name="P42">Leidenschaft für Clean Code und stabile Softwarearchitektur</text:p>
        </text:list-item>
        <text:list-item>
          <text:p text:style-name="P43">Fundiertes Wissen über den gesamten agilen SW-Lebenszyklus</text:p>
        </text:list-item>
      </text:list>
      <text:p text:style-name="Standard"/>
      <text:p text:style-name="Standard">Weiterbildungen:</text:p>
      <text:list text:style-name="LFO6" text:continue-numbering="true">
        <text:list-item>
          <text:p text:style-name="P44">Udemy</text:p>
          <text:list text:continue-numbering="true">
            <text:list-item>
              <text:p text:style-name="P45">„Iconic – Build iOS, Android &amp; Web Apps with Iconic &amp; Angular“</text:p>
            </text:list-item>
            <text:list-item>
              <text:p text:style-name="P46">„Agile PM 101: Learn the truth about Agile vs. Waterfall“</text:p>
            </text:list-item>
            <text:list-item>
              <text:p text:style-name="P47">7 Creative Leadership skills that drive changes“</text:p>
            </text:list-item>
          </text:list>
        </text:list-item>
        <text:list-item>
          <text:p text:style-name="P48">Ausbildung der Ausbilder (AdA)</text:p>
        </text:list-item>
      </text:list>
      <text:p text:style-name="Standard"/>
      <text:p text:style-name="Standard">Software-Kenntnisse:</text:p>
      <text:list text:style-name="LFO7" text:continue-numbering="true">
        <text:list-item>
          <text:p text:style-name="P49">Programmiersprachen: C# (10+ Jahre)</text:p>
        </text:list-item>
        <text:list-item>
          <text:p text:style-name="P50">.Net Anwendungen: ASP.Net Single Page (Web API 2), Windows Forms, WPF</text:p>
        </text:list-item>
        <text:list-item>
          <text:p text:style-name="P51">Web UI Frameworks: Angular, Aurelia, Iconic, HTML, JavaScript/TypeScript, CSS</text:p>
        </text:list-item>
        <text:list-item>
          <text:p text:style-name="P52">Datenbanken: SQL</text:p>
        </text:list-item>
        <text:list-item>
          <text:p text:style-name="P53">Agiles Vorgehen: Scrum, Kanban</text:p>
        </text:list-item>
      </text:list>
      <text:p text:style-name="Standard"/>
      <text:p text:style-name="Standard">Sprachkenntnisse:</text:p>
      <text:list text:style-name="LFO8" text:continue-numbering="true">
        <text:list-item>
          <text:p text:style-name="P54">Englisch: Fließend</text:p>
        </text:list-item>
        <text:list-item>
          <text:p text:style-name="P55">Deutsch: Muttersprache</text:p>
        </text:list-item>
      </text:list>
      <text:p text:style-name="Standard"/>
      <text:p text:style-name="Standard">Beruflicher Werdegang:</text:p>
      <text:p text:style-name="Standard">10/2023-heute: OptWare GmbH, Regensburg</text:p>
      <text:p text:style-name="Standard"><text:tab/><text:tab/>Senior-Full-Stack-Developer</text:p>
      <text:list text:style-name="LFO3" text:continue-numbering="true">
        <text:list-item>
          <text:list>
            <text:list-item>
              <text:p text:style-name="P56">Weiterentwicklung einer WPF-Anwendung (C#, REST)</text:p>
            </text:list-item>
          </text:list>
        </text:list-item>
      </text:list>
      <text:p text:style-name="Standard">02/2023-08/2023: Freelancer (Sustainable IT Solutions Roth Sync/Sync Different)</text:p>
      <text:p text:style-name="Standard"><text:tab/><text:tab/>Enterpreneur, Senior-Full-Stack-Developer</text:p>
      <text:list text:style-name="LFO3" text:continue-numbering="true">
        <text:list-item>
          <text:list>
            <text:list-item>
              <text:p text:style-name="P57">Entwicklung einer SaaS Plattform zur Verteilung von Informationen, insbesondere Kalendereinträgen (C#, Angular, Iconic, REST)</text:p>
            </text:list-item>
          </text:list>
        </text:list-item>
      </text:list>
      <text:p text:style-name="Standard">06/2020-02/2023: Netto Marken-Discount Stiftung &amp; Co-KG, Ponholz</text:p>
      <text:p text:style-name="Standard"><text:tab/><text:tab/>Senior-Full-Stack-Developer, Bereich:Produktentwicklung</text:p>
      <text:soft-page-break/>
      <text:p text:style-name="Standard"><text:tab/><text:tab/>Umsetzung von ASP. Net Single Page Anwendungen (MS Azure, C#, Aurelia,<text:s/></text:p>
      <text:p text:style-name="Standard"><text:tab/><text:tab/>Typescript, HTML)</text:p>
      <text:p text:style-name="Standard">12/2012-05/2020: Bertrandt Technologie GmbH/Bertrandt Ingenieurbüro GmbH, Regensburg</text:p>
      <text:p text:style-name="Standard"><text:tab/><text:tab/>Techn. Projektleitung, Umsetzung einer Web-Anwendung auf Tablets zur visuellen<text:s/></text:p>
      <text:p text:style-name="Standard"><text:tab/><text:tab/>Beim Einfahren auf Hebebühnenplätze (PHP, HTML, Angular, Javascript)</text:p>
      <text:p text:style-name="Standard">03/2011-10/2012: Informatik (Master) an der Hochschule für angewandte Wissenschaften in<text:s/></text:p>
      <text:p text:style-name="Standard"><text:tab/><text:tab/>München<text:s/></text:p>
      <text:p text:style-name="Standard">06/2010-03/2011: Freiwilliges Praktikum, Continental Automotive GmbH Regensburg</text:p>
      <text:p text:style-name="Standard"><text:tab/><text:tab/>Software Developer, Bereich: ADAS</text:p>
      <text:p text:style-name="Standard">10/2005-03/2010: Mathematik (Diplom) an der Hochschule für angewandte Wissenschaften in<text:s/></text:p>
      <text:p text:style-name="Standard"><text:tab/><text:tab/>Regensburg (Schwerpunkt: Informationstechnologi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58">Lebenslauf 2</text:p>
      <text:p text:style-name="P59">Profil:<text:s/></text:p>
      <text:list text:style-name="LFO9" text:continue-numbering="true">
        <text:list-item>
          <text:p text:style-name="P60">Gesamt: 8+ Jahre Berufserfahrung in der Softwareentwicklung und Qualitätssicherung<text:s/></text:p>
        </text:list-item>
        <text:list-item>
          <text:p text:style-name="P61">5+ Jahre Erfahrung in C#-Programmierung im OnPremise-Bereich<text:s/></text:p>
        </text:list-item>
        <text:list-item>
          <text:p text:style-name="P62">3+ Jahre Erfahrung in der Online-Softwareentwicklung mit Java<text:s/></text:p>
        </text:list-item>
        <text:list-item>
          <text:p text:style-name="P63">Umfassende Kenntnisse in der Konzeption und Umsetzung von Qualitätssicherungsmaßnahmen<text:s/></text:p>
        </text:list-item>
        <text:list-item>
          <text:p text:style-name="P64">Aktive Beteiligung an agilen Entwicklungsteams</text:p>
        </text:list-item>
      </text:list>
      <text:p text:style-name="P65"/>
      <text:p text:style-name="P66">Weiterbildungen:<text:s/></text:p>
      <text:list text:style-name="LFO10" text:continue-numbering="true">
        <text:list-item>
          <text:p text:style-name="P67">Coursera<text:s/></text:p>
        </text:list-item>
        <text:list-item>
          <text:p text:style-name="P68">„Advanced Topics in C#“<text:s/></text:p>
        </text:list-item>
        <text:list-item>
          <text:p text:style-name="P69">„Web Development with Java“<text:s/></text:p>
        </text:list-item>
        <text:list-item>
          <text:p text:style-name="P70">„Agile Quality Assurance“</text:p>
        </text:list-item>
      </text:list>
      <text:p text:style-name="P71"/>
      <text:p text:style-name="P72">Software-Kenntnisse:<text:s/></text:p>
      <text:list text:style-name="LFO11" text:continue-numbering="true">
        <text:list-item>
          <text:p text:style-name="P73">Programmiersprachen: C# (5+ Jahre), Java (3+ Jahre)<text:s/></text:p>
        </text:list-item>
        <text:list-item>
          <text:p text:style-name="P74">.Net Anwendungen: Windows Forms<text:s/></text:p>
        </text:list-item>
        <text:list-item>
          <text:p text:style-name="P75">Web UI Frameworks: Java<text:s/></text:p>
        </text:list-item>
        <text:list-item>
          <text:p text:style-name="P76">Agiles Vorgehen: Scrum</text:p>
        </text:list-item>
      </text:list>
      <text:p text:style-name="P77"/>
      <text:p text:style-name="P78">Sprachkenntnisse:<text:s/></text:p>
      <text:list text:style-name="LFO12" text:continue-numbering="true">
        <text:list-item>
          <text:p text:style-name="P79">Englisch: Verhandlungssicher<text:s/></text:p>
        </text:list-item>
        <text:list-item>
          <text:p text:style-name="P80">Deutsch: Fließend</text:p>
        </text:list-item>
        <text:list-item>
          <text:p text:style-name="P81">Türkisch: Muttersprche</text:p>
        </text:list-item>
      </text:list>
      <text:p text:style-name="P82"/>
      <text:p text:style-name="P83">Beruflicher Werdegang:<text:s/></text:p>
      <text:p text:style-name="P84">09/2022-heute: DigitalTech Solutions AG, Frankfurt Senior Softwareentwickler;<text:s/>Verantwortlich für die Konzeption und Umsetzung von Qualitätssicherungsmaßnahmen (C#, Java)<text:s/></text:p>
      <text:p text:style-name="P85">05/2019-08/2022: CodeMasters GmbH, Düsseldorf Senior Software Developer;<text:s/>Entwicklung von OnPremise-Softwarelösungen (C#, Windows Forms)<text:s/></text:p>
      <text:p text:style-name="P86">11/2015-04/2019: InnovateIT Labs, Stuttgart Softwareentwickler;<text:s/>Programmierung von C#-Anwendungen (WPF, Windows Forms)</text:p>
      <text:p text:style-name="P87"/>
      <text:soft-page-break/>
      <text:p text:style-name="P88">Lebenslauf<text:s/>3<text:s/></text:p>
      <text:p text:style-name="P89"><text:span text:style-name="T90">Berufliches Profil:</text:span></text:p>
      <text:list text:style-name="LFO13" text:continue-numbering="true">
        <text:list-item>
          <text:p text:style-name="P91"><text:span text:style-name="T92">Berufsziel:</text:span><text:span text:style-name="T93"><text:s/>Softwareentwickler für hybride Qualitätssicherung (C#, Java) bei DATEV</text:span></text:p>
        </text:list-item>
        <text:list-item>
          <text:p text:style-name="P94"><text:span text:style-name="T95">Berufserfahrung:</text:span><text:span text:style-name="T96"><text:s/>[Angabe der Jahre Berufserfahrung]</text:span></text:p>
        </text:list-item>
        <text:list-item>
          <text:p text:style-name="P97"><text:span text:style-name="T98">Schwerpunkte:</text:span><text:span text:style-name="T99"><text:s/>Qualitätssicherung, Softwareentwicklung, Konzeption</text:span></text:p>
        </text:list-item>
      </text:list>
      <text:p text:style-name="P100"><text:span text:style-name="T101">Ausbildung:</text:span></text:p>
      <text:list text:style-name="LFO14" text:continue-numbering="true">
        <text:list-item>
          <text:p text:style-name="P102"><text:span text:style-name="T103">Abschluss:</text:span><text:span text:style-name="T104"><text:s/>[Höchster erzielter Abschluss]</text:span></text:p>
        </text:list-item>
        <text:list-item>
          <text:p text:style-name="P105"><text:span text:style-name="T106">Studiengang/Fachrichtung:</text:span><text:span text:style-name="T107"><text:s/>Informatik</text:span></text:p>
        </text:list-item>
        <text:list-item>
          <text:p text:style-name="P108"><text:span text:style-name="T109">Institution:</text:span><text:span text:style-name="T110"><text:s/>[Name der Institution]</text:span></text:p>
        </text:list-item>
        <text:list-item>
          <text:p text:style-name="P111"><text:span text:style-name="T112">Abschlussdatum:</text:span><text:span text:style-name="T113"><text:s/>[Datum des Abschlusses]</text:span></text:p>
        </text:list-item>
      </text:list>
      <text:p text:style-name="P114"><text:span text:style-name="T115">Praktische Erfahrungen:</text:span></text:p>
      <text:list text:style-name="LFO15" text:continue-numbering="true">
        <text:list-item>
          <text:p text:style-name="P116"><text:span text:style-name="T117">10/2022-heute: DigitalTech Solutions AG, Frankfurt</text:span></text:p>
          <text:list text:continue-numbering="true">
            <text:list-item>
              <text:p text:style-name="P118"><text:span text:style-name="T119">Senior Softwareentwickler</text:span></text:p>
              <text:list text:continue-numbering="true">
                <text:list-item>
                  <text:p text:style-name="P120">Konzeption und Umsetzung von Qualitätssicherungsmaßnahmen in hybriden Szenarien (C#, Java)</text:p>
                </text:list-item>
                <text:list-item>
                  <text:p text:style-name="P121">Beratung von Entwicklungsteams bei der Implementierung von Qualitätssicherungsmaßnahmen</text:p>
                </text:list-item>
                <text:list-item>
                  <text:p text:style-name="P122">Beobachtung und Verifizierung von Testmethoden und Werkzeugen für DATEV</text:p>
                </text:list-item>
              </text:list>
            </text:list-item>
          </text:list>
        </text:list-item>
        <text:list-item>
          <text:p text:style-name="P123"><text:span text:style-name="T124">05/2019-08/2022: CodeMasters GmbH, Düsseldorf</text:span></text:p>
          <text:list text:continue-numbering="true">
            <text:list-item>
              <text:p text:style-name="P125"><text:span text:style-name="T126">Senior Software Developer</text:span></text:p>
              <text:list text:continue-numbering="true">
                <text:list-item>
                  <text:p text:style-name="P127">Entwicklung von OnPremise-Softwarelösungen (C#, Windows Forms)</text:p>
                </text:list-item>
                <text:list-item>
                  <text:p text:style-name="P128">Beteiligung an agilen Entwicklungsteams</text:p>
                </text:list-item>
              </text:list>
            </text:list-item>
          </text:list>
        </text:list-item>
        <text:list-item>
          <text:p text:style-name="P129"><text:span text:style-name="T130">11/2015-04/2019: InnovateIT Labs, Stuttgart</text:span></text:p>
          <text:list text:continue-numbering="true">
            <text:list-item>
              <text:p text:style-name="P131"><text:span text:style-name="T132">Softwareentwickler</text:span></text:p>
              <text:list text:continue-numbering="true">
                <text:list-item>
                  <text:p text:style-name="P133">Programmierung von C#-Anwendungen (WPF, Windows Forms)</text:p>
                </text:list-item>
              </text:list>
            </text:list-item>
          </text:list>
        </text:list-item>
      </text:list>
      <text:p text:style-name="P134"><text:span text:style-name="T135">Weiterbildungen:</text:span></text:p>
      <text:list text:style-name="LFO16" text:continue-numbering="true">
        <text:list-item>
          <text:p text:style-name="P136"><text:span text:style-name="T137">Coursera</text:span></text:p>
          <text:list text:continue-numbering="true">
            <text:list-item>
              <text:p text:style-name="P138">„Advanced Topics in C#“</text:p>
            </text:list-item>
            <text:list-item>
              <text:p text:style-name="P139">„Web Development with Java“</text:p>
            </text:list-item>
            <text:list-item>
              <text:p text:style-name="P140">„Agile Quality Assurance“</text:p>
            </text:list-item>
          </text:list>
        </text:list-item>
      </text:list>
      <text:p text:style-name="P141"><text:span text:style-name="T142">Sprachkenntnisse:</text:span></text:p>
      <text:list text:style-name="LFO17" text:continue-numbering="true">
        <text:list-item>
          <text:p text:style-name="P143">Englisch: Verhandlungssicher</text:p>
        </text:list-item>
        <text:list-item>
          <text:p text:style-name="P144">Deutsch: Muttersprache</text:p>
        </text:list-item>
      </text:list>
      <text:p text:style-name="P145"><text:span text:style-name="T146">EDV-Kenntnisse:</text:span></text:p>
      <text:list text:style-name="LFO18" text:continue-numbering="true">
        <text:list-item>
          <text:p text:style-name="P147"><text:span text:style-name="T148">Programmiersprachen:</text:span><text:span text:style-name="T149"><text:s/>C# (10+ Jahre), Java (3+ Jahre)</text:span></text:p>
        </text:list-item>
        <text:list-item>
          <text:p text:style-name="P150"><text:span text:style-name="T151">.Net Anwendungen:</text:span><text:span text:style-name="T152"><text:s/>Windows Forms</text:span></text:p>
        </text:list-item>
        <text:list-item>
          <text:p text:style-name="P153"><text:span text:style-name="T154">Web UI Frameworks:</text:span><text:span text:style-name="T155"><text:s/>Java</text:span></text:p>
        </text:list-item>
        <text:list-item>
          <text:p text:style-name="P156"><text:span text:style-name="T157">Datenbanken:</text:span><text:span text:style-name="T158"><text:s/>SQL</text:span></text:p>
        </text:list-item>
        <text:list-item>
          <text:p text:style-name="P159"><text:span text:style-name="T160">Agiles Vorgehen:</text:span><text:span text:style-name="T161"><text:s/>Scrum, Kanban</text:span></text:p>
        </text:list-item>
      </text:list>
      <text:p text:style-name="P162"><text:span text:style-name="T163">Soft Skills:</text:span></text:p>
      <text:list text:style-name="LFO19" text:continue-numbering="true">
        <text:list-item>
          <text:p text:style-name="P164">Kommunikationsstark</text:p>
        </text:list-item>
        <text:list-item>
          <text:p text:style-name="P165">Erfahrung in kollegialer Beratung</text:p>
        </text:list-item>
        <text:list-item>
          <text:p text:style-name="P166">Eigeninitiative, Nachhaltigkeit, ausgeprägter Forscherdrang</text:p>
        </text:list-item>
      </text:list>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emphasis-2" style:display-name="emphasis-2" style:family="text" style:parent-style-name="Absatz-Standardschriftart"/>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Fett" style:display-name="Fett" style:family="text" style:parent-style-name="Absatz-Standardschriftar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Wingdings" style:font-name-asian="Calibri" style:font-name-complex="Times New Roman"/>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Uhl, Rebecca</meta:initial-creator>
    <dc:creator>Uhl, Rebecca</dc:creator>
    <meta:creation-date>2023-12-18T06:32:00Z</meta:creation-date>
    <dc:date>2023-12-18T08:27:00Z</dc:date>
    <meta:template xlink:href="Normal" xlink:type="simple"/>
    <meta:editing-cycles>8</meta:editing-cycles>
    <meta:editing-duration>PT0S</meta:editing-duration>
    <meta:document-statistic meta:page-count="7" meta:paragraph-count="16" meta:word-count="1103" meta:character-count="8041" meta:row-count="57" meta:non-whitespace-character-count="6954"/>
  </office:meta>
</office:document-meta>
</file>